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274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2.692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4.3cm"/>
    </style:style>
    <style:style style:name="co16" style:family="table-column">
      <style:table-column-properties fo:break-before="auto" style:column-width="11.12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chem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Name</text:p>
          </table:table-cell>
          <table:table-cell office:value-type="string">
            <text:p>Sche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JdbcUrl</text:p>
          </table:table-cell>
          <table:table-cell office:value-type="string">
            <text:p>JdbcDriver</text:p>
          </table:table-cell>
        </table:table-row>
        <table:table-row table:style-name="ro1">
          <table:table-cell office:value-type="string">
            <text:p>S_HSQL</text:p>
          </table:table-cell>
          <table:table-cell office:value-type="string">
            <text:p>TestSchema</text:p>
          </table:table-cell>
          <table:table-cell office:value-type="string">
            <text:p>PUBLIC</text:p>
          </table:table-cell>
          <table:table-cell office:value-type="string">
            <text:p>sa</text:p>
          </table:table-cell>
          <table:table-cell/>
          <table:table-cell office:value-type="string">
            <text:p>jdbc:hsqldb:hsql://localhost/dirigent-demo</text:p>
          </table:table-cell>
          <table:table-cell office:value-type="string">
            <text:p>org.hsqldb.jdbcDriver</text:p>
          </table:table-cell>
        </table:table-row>
      </table:table>
      <table:table table:name="Tabl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Name</text:p>
          </table:table-cell>
          <table:table-cell office:value-type="string">
            <text:p>SchemaUri</text:p>
          </table:table-cell>
        </table:table-row>
        <table:table-row table:style-name="ro1">
          <table:table-cell office:value-type="string">
            <text:p>T_EMP</text:p>
          </table:table-cell>
          <table:table-cell office:value-type="string">
            <text:p>EMP</text:p>
          </table:table-cell>
          <table:table-cell office:value-type="string">
            <text:p>S_HSQL</text:p>
          </table:table-cell>
        </table:table-row>
        <table:table-row table:style-name="ro1">
          <table:table-cell office:value-type="string">
            <text:p>T_DEPT</text:p>
          </table:table-cell>
          <table:table-cell office:value-type="string">
            <text:p>DEPT</text:p>
          </table:table-cell>
          <table:table-cell office:value-type="string">
            <text:p>S_HSQL</text:p>
          </table:table-cell>
        </table:table-row>
        <table:table-row table:style-name="ro1">
          <table:table-cell office:value-type="string">
            <text:p>T_EMPLOYEE</text:p>
          </table:table-cell>
          <table:table-cell office:value-type="string">
            <text:p>EMPLOYEE</text:p>
          </table:table-cell>
          <table:table-cell office:value-type="string">
            <text:p>S_HSQL</text:p>
          </table:table-cell>
        </table:table-row>
      </table:table>
      <table:table table:name="Mapp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Name</text:p>
          </table:table-cell>
          <table:table-cell office:value-type="string">
            <text:p>SchemaURI</text:p>
          </table:table-cell>
          <table:table-cell office:value-type="string">
            <text:p>TargetTableURI</text:p>
          </table:table-cell>
          <table:table-cell office:value-type="string">
            <text:p>JoinCondition</text:p>
          </table:table-cell>
          <table:table-cell office:value-type="string">
            <text:p>FilterCondition</text:p>
          </table:table-cell>
          <table:table-cell office:value-type="string">
            <text:p>GrouByClause</text:p>
          </table:table-cell>
        </table:table-row>
        <table:table-row table:style-name="ro1">
          <table:table-cell table:number-columns-repeated="2" office:value-type="string">
            <text:p>M_EMPLOYEE</text:p>
          </table:table-cell>
          <table:table-cell office:value-type="string">
            <text:p>S_HSQL</text:p>
          </table:table-cell>
          <table:table-cell office:value-type="string">
            <text:p>T_EMPLOYEE</text:p>
          </table:table-cell>
          <table:table-cell office:value-type="string">
            <text:p>E.DEPT_ID=D.DEPT_ID</text:p>
          </table:table-cell>
          <table:table-cell table:number-columns-repeated="2"/>
        </table:table-row>
      </table:table>
      <table:table table:name="MappingSourceTable" table:style-name="ta1" table:print="false"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appingURI</text:p>
          </table:table-cell>
          <table:table-cell office:value-type="string">
            <text:p>TableURI</text:p>
          </table:table-cell>
          <table:table-cell office:value-type="string">
            <text:p>Alias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T_EMP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T_DEPT</text:p>
          </table:table-cell>
          <table:table-cell office:value-type="string">
            <text:p>D</text:p>
          </table:table-cell>
        </table:table-row>
      </table:table>
      <table:table table:name="ColumnMapping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MappingURI</text:p>
          </table:table-cell>
          <table:table-cell office:value-type="string">
            <text:p>ColumnName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EMPLOYEE_ID</text:p>
          </table:table-cell>
          <table:table-cell office:value-type="string">
            <text:p>E.EMP_ID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EMPLOYEE_NAME</text:p>
          </table:table-cell>
          <table:table-cell office:value-type="string">
            <text:p>E.EMP_FIRST_NAME||E.LAST_NAME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DEPARTMENT_ID</text:p>
          </table:table-cell>
          <table:table-cell office:value-type="string">
            <text:p>D.DEPT_ID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DEPARTMENT_NAME</text:p>
          </table:table-cell>
          <table:table-cell office:value-type="string">
            <text:p>D.DEPT_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29.03.2010</text:date>, <text:time>11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8T16:22:55.21</meta:creation-date>
    <dc:date>2010-03-29T11:54:47</dc:date>
    <meta:editing-duration>PT06H28M00S</meta:editing-duration>
    <meta:editing-cycles>6</meta:editing-cycles>
    <meta:generator>OpenOffice.org/3.1$Unix OpenOffice.org_project/310m19$Build-9420</meta:generator>
    <dc:creator>Filip Zamboj</dc:creator>
    <meta:document-statistic meta:table-count="5" meta:cell-count="61" meta:object-count="0"/>
  </office:meta>
</office:document-meta>
</file>